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draw:auto-grow-height="true" fo:min-height="13.859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Testowani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obór dany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lasy równoważności,</text:p>
              </text:list-item>
              <text:list-item>
                <text:p>Wartości brzegowe,</text:p>
              </text:list-item>
              <text:list-item>
                <text:p>Testowanie w oparciu o tablicę decyzyjną,</text:p>
              </text:list-item>
              <text:list-item>
                <text:p>Testowanie przejść między stanami,</text:p>
              </text:list-item>
              <text:list-item>
                <text:p>Doświadczenie,</text:p>
              </text:list-item>
              <text:list-item>
                <text:p>Wykorzystanie przypadków użycia,</text:p>
              </text:list-item>
              <text:list-item>
                <text:p>Zakres testó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Klasy równoważnośc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jścia/wyjścia programu są dzielone na grupy, które powodują podobne zachowanie systemu,</text:p>
              </text:list-item>
              <text:list-item>
                <text:p>Klasy równoważności można zidentyfikować dla danych poprawnych i niepoprawnych,</text:p>
              </text:list-item>
              <text:list-item>
                <text:p>Testy przeprowadza się dla danych reprezentujących klasę równoważnośc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Wartości brzegow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zwinięcie klas równoważności: testowanie z użyciem wartości na krawędziach rozłącznych klas,</text:p>
              </text:list-item>
              <text:list-item>
                <text:p>Minimum i maksimum klasy,</text:p>
              </text:list-item>
              <text:list-item>
                <text:p>Wartości z klas poprawnych i niepoprawnych,</text:p>
              </text:list-item>
              <text:list-item>
                <text:p>Testy przeprowadza się dla zidentyfikowanych wartości brzegowy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Tablica decyzyjn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ombinacja warunków oraz wynikających z nich zachowań systemu,</text:p>
              </text:list-item>
              <text:list-item>
                <text:p>Każda kombinacja warunków oraz zachowań definiuje jedną regułę biznesową,</text:p>
              </text:list-item>
              <text:list-item>
                <text:p>Każda reguła powinna zostać przetestowan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Przejścia między stanam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ystem w ujęciu maszyny stanowej,</text:p>
              </text:list-item>
              <text:list-item>
                <text:p>Zależnie od przyjętego podejścia można testować każdy stan, każde przejście, określony ciąg przejść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Doświadczeni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ależnie od doświadczenia testerów w projekcie lub produkcie,</text:p>
              </text:list-item>
              <text:list-item>
                <text:p>Zgadywanie błędów,</text:p>
              </text:list-item>
              <text:list-item>
                <text:p>Dobre uzupełnienie pozostałych systematycznych technik projektowania testó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Przypadki użyc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brze zdefiniowane przypadki użycia stanowią naturalną podstawę przypadków testowych.</text:p>
              </text:list-item>
              <text:list-item>
                <text:p>Do rozwinięcia scenariusz główny oraz rozszerzenia.</text:p>
              </text:list-item>
              <text:list-item>
                <text:p>Podstawa testów akceptacyjny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Zakres testó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 testować?</text:p>
              </text:list-item>
              <text:list-item>
                <text:p>W jakim zakresie?</text:p>
              </text:list-item>
              <text:list-item>
                <text:p>Źródła testó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owanie wyczerpujące nie jest możliwe.</text:p>
              </text:list-item>
              <text:list-item>
                <text:p>Konieczne jest określenie rozsądnego zakresu testów.</text:p>
              </text:list-item>
              <text:list-item>
                <text:p>Różne techniki: klasy, wartości brzegowe, doświadczeni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7:13:13.10</meta:creation-date>
    <meta:editing-duration>PT47M7S</meta:editing-duration>
    <meta:editing-cycles>13</meta:editing-cycles>
    <dc:date>2016-02-19T18:32:57</dc:date>
    <meta:generator>OpenOffice/4.1.2$Win32 OpenOffice.org_project/412m3$Build-9782</meta:generator>
    <meta:document-statistic meta:object-count="65"/>
  </office:meta>
</office:document-meta>
</file>